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0e1b0" officeooo:paragraph-rsid="0000e1b0"/>
    </style:style>
    <style:style style:name="P2" style:family="paragraph" style:parent-style-name="Standard">
      <style:paragraph-properties fo:text-align="start" style:justify-single-word="false"/>
      <style:text-properties fo:language="en" fo:country="US" officeooo:rsid="0001dbaf" officeooo:paragraph-rsid="0000e1b0"/>
    </style:style>
    <style:style style:name="P3" style:family="paragraph" style:parent-style-name="Standard">
      <style:paragraph-properties fo:text-align="start" style:justify-single-word="false"/>
      <style:text-properties fo:language="en" fo:country="US" officeooo:rsid="0001dbaf" officeooo:paragraph-rsid="00098909"/>
    </style:style>
    <style:style style:name="P4" style:family="paragraph" style:parent-style-name="Standard">
      <style:paragraph-properties fo:text-align="start" style:justify-single-word="false"/>
      <style:text-properties fo:language="en" fo:country="US" officeooo:rsid="0001dbaf" officeooo:paragraph-rsid="001e3f68"/>
    </style:style>
    <style:style style:name="P5" style:family="paragraph" style:parent-style-name="Standard">
      <style:paragraph-properties fo:text-align="start" style:justify-single-word="false"/>
      <style:text-properties fo:language="en" fo:country="US" officeooo:rsid="0001dbaf" officeooo:paragraph-rsid="001fc02c"/>
    </style:style>
    <style:style style:name="P6" style:family="paragraph" style:parent-style-name="Standard">
      <style:paragraph-properties fo:text-align="start" style:justify-single-word="false"/>
      <style:text-properties fo:language="en" fo:country="US" officeooo:rsid="0008bcb7" officeooo:paragraph-rsid="0008bcb7"/>
    </style:style>
    <style:style style:name="P7" style:family="paragraph" style:parent-style-name="Standard">
      <style:paragraph-properties fo:text-align="start" style:justify-single-word="false"/>
      <style:text-properties fo:language="en" fo:country="US" officeooo:rsid="00098909" officeooo:paragraph-rsid="00098909"/>
    </style:style>
    <style:style style:name="P8" style:family="paragraph" style:parent-style-name="Standard">
      <style:paragraph-properties fo:text-align="start" style:justify-single-word="false"/>
      <style:text-properties fo:language="en" fo:country="US" officeooo:rsid="00098f4c" officeooo:paragraph-rsid="00098f4c"/>
    </style:style>
    <style:style style:name="P9" style:family="paragraph" style:parent-style-name="Standard">
      <style:paragraph-properties fo:text-align="start" style:justify-single-word="false"/>
      <style:text-properties fo:language="en" fo:country="US" style:text-underline-style="none" officeooo:rsid="001e3f68" officeooo:paragraph-rsid="001e3f68"/>
    </style:style>
    <style:style style:name="P10" style:family="paragraph" style:parent-style-name="Standard">
      <style:paragraph-properties fo:text-align="start" style:justify-single-word="false"/>
      <style:text-properties fo:language="en" fo:country="US" style:text-underline-style="none" officeooo:rsid="001e3f68" officeooo:paragraph-rsid="001fc02c"/>
    </style:style>
    <style:style style:name="P11" style:family="paragraph" style:parent-style-name="Standard">
      <style:paragraph-properties fo:text-align="start" style:justify-single-word="false"/>
      <style:text-properties fo:language="en" fo:country="US" style:text-underline-style="none" officeooo:rsid="0001dbaf" officeooo:paragraph-rsid="001e3f68"/>
    </style:style>
    <style:style style:name="P12" style:family="paragraph" style:parent-style-name="Standard">
      <style:paragraph-properties fo:text-align="start" style:justify-single-word="false"/>
      <style:text-properties fo:language="en" fo:country="US" style:text-underline-style="none" officeooo:rsid="0001dbaf" officeooo:paragraph-rsid="001fc02c"/>
    </style:style>
    <style:style style:name="P13" style:family="paragraph" style:parent-style-name="Standard">
      <style:paragraph-properties fo:text-align="start" style:justify-single-word="false"/>
      <style:text-properties style:text-position="0% 100%" fo:language="en" fo:country="US" officeooo:rsid="0001dbaf" officeooo:paragraph-rsid="0002da13"/>
    </style:style>
    <style:style style:name="P14" style:family="paragraph" style:parent-style-name="Standard">
      <style:paragraph-properties fo:text-align="start" style:justify-single-word="false"/>
      <style:text-properties style:text-position="0% 100%" fo:language="en" fo:country="US" officeooo:rsid="0001dbaf" officeooo:paragraph-rsid="0004172f"/>
    </style:style>
    <style:style style:name="P15" style:family="paragraph" style:parent-style-name="Standard">
      <style:paragraph-properties fo:text-align="start" style:justify-single-word="false"/>
      <style:text-properties style:text-position="0% 100%" fo:language="en" fo:country="US" officeooo:rsid="0001dbaf" officeooo:paragraph-rsid="000abf87"/>
    </style:style>
    <style:style style:name="P16" style:family="paragraph" style:parent-style-name="Standard">
      <style:paragraph-properties fo:text-align="start" style:justify-single-word="false"/>
      <style:text-properties style:text-position="0% 100%" fo:language="en" fo:country="US" officeooo:rsid="0001dbaf" officeooo:paragraph-rsid="00098f4c"/>
    </style:style>
    <style:style style:name="P17" style:family="paragraph" style:parent-style-name="Standard">
      <style:paragraph-properties fo:text-align="start" style:justify-single-word="false"/>
      <style:text-properties style:text-position="0% 100%" fo:language="en" fo:country="US" officeooo:rsid="0004172f" officeooo:paragraph-rsid="0004172f"/>
    </style:style>
    <style:style style:name="P18" style:family="paragraph" style:parent-style-name="Standard">
      <style:paragraph-properties fo:text-align="start" style:justify-single-word="false"/>
      <style:text-properties style:text-position="0% 100%" fo:language="en" fo:country="US" officeooo:rsid="000266db" officeooo:paragraph-rsid="000266db"/>
    </style:style>
    <style:style style:name="P19" style:family="paragraph" style:parent-style-name="Standard">
      <style:paragraph-properties fo:text-align="start" style:justify-single-word="false"/>
      <style:text-properties style:text-position="0% 100%" fo:language="el" fo:country="GR" officeooo:rsid="0001dbaf" officeooo:paragraph-rsid="0001dbaf"/>
    </style:style>
    <style:style style:name="P20" style:family="paragraph" style:parent-style-name="Standard">
      <style:paragraph-properties fo:text-align="start" style:justify-single-word="false"/>
      <style:text-properties officeooo:rsid="00086e84" officeooo:paragraph-rsid="00086e84"/>
    </style:style>
    <style:style style:name="P21" style:family="paragraph" style:parent-style-name="Standard">
      <style:paragraph-properties fo:text-align="start" style:justify-single-word="false"/>
      <style:text-properties fo:language="el" fo:country="GR" officeooo:rsid="00098f4c" officeooo:paragraph-rsid="00098f4c"/>
    </style:style>
    <style:style style:name="P22" style:family="paragraph" style:parent-style-name="Standard">
      <style:paragraph-properties fo:text-align="start" style:justify-single-word="false"/>
      <style:text-properties fo:language="el" fo:country="GR" officeooo:rsid="0001dbaf" officeooo:paragraph-rsid="000abf87"/>
    </style:style>
    <style:style style:name="P23" style:family="paragraph" style:parent-style-name="Standard">
      <style:paragraph-properties fo:text-align="start" style:justify-single-word="false"/>
      <style:text-properties fo:language="el" fo:country="GR" officeooo:rsid="0001dbaf" officeooo:paragraph-rsid="000f7fda"/>
    </style:style>
    <style:style style:name="P24" style:family="paragraph" style:parent-style-name="Standard">
      <style:paragraph-properties fo:text-align="start" style:justify-single-word="false"/>
      <style:text-properties fo:language="el" fo:country="GR" officeooo:rsid="0001dbaf" officeooo:paragraph-rsid="00111b7d"/>
    </style:style>
    <style:style style:name="P25" style:family="paragraph" style:parent-style-name="Standard">
      <style:paragraph-properties fo:text-align="start" style:justify-single-word="false"/>
      <style:text-properties fo:language="el" fo:country="GR" officeooo:rsid="0002da13" officeooo:paragraph-rsid="000abf87"/>
    </style:style>
    <style:style style:name="P26" style:family="paragraph" style:parent-style-name="Standard">
      <style:paragraph-properties fo:text-align="start" style:justify-single-word="false"/>
      <style:text-properties fo:language="el" fo:country="GR" style:text-underline-style="solid" style:text-underline-width="auto" style:text-underline-color="font-color" officeooo:rsid="000266db" officeooo:paragraph-rsid="000abf87"/>
    </style:style>
    <style:style style:name="P27" style:family="paragraph" style:parent-style-name="Standard">
      <style:paragraph-properties fo:text-align="start" style:justify-single-word="false"/>
      <style:text-properties fo:language="el" fo:country="GR" officeooo:rsid="000266db" officeooo:paragraph-rsid="000abf87"/>
    </style:style>
    <style:style style:name="P28" style:family="paragraph" style:parent-style-name="Standard">
      <style:paragraph-properties fo:text-align="start" style:justify-single-word="false"/>
      <style:text-properties fo:language="el" fo:country="GR" officeooo:rsid="0004172f" officeooo:paragraph-rsid="000abf87"/>
    </style:style>
    <style:style style:name="P29" style:family="paragraph" style:parent-style-name="Standard">
      <style:paragraph-properties fo:text-align="start" style:justify-single-word="false"/>
      <style:text-properties fo:language="el" fo:country="GR" officeooo:rsid="000f7fda" officeooo:paragraph-rsid="000f7fda"/>
    </style:style>
    <style:style style:name="P30" style:family="paragraph" style:parent-style-name="Standard">
      <style:paragraph-properties fo:text-align="start" style:justify-single-word="false"/>
      <style:text-properties fo:language="el" fo:country="GR" style:text-underline-style="none" officeooo:rsid="0020ac63" officeooo:paragraph-rsid="0020ac63"/>
    </style:style>
    <style:style style:name="P31" style:family="paragraph" style:parent-style-name="Standard">
      <style:paragraph-properties fo:text-align="start" style:justify-single-word="false"/>
      <style:text-properties officeooo:rsid="0001dbaf" officeooo:paragraph-rsid="000abf87"/>
    </style:style>
    <style:style style:name="P32" style:family="paragraph" style:parent-style-name="Standard">
      <style:paragraph-properties fo:text-align="start" style:justify-single-word="false"/>
      <style:text-properties officeooo:rsid="0001dbaf" officeooo:paragraph-rsid="001e3f68"/>
    </style:style>
    <style:style style:name="P33" style:family="paragraph" style:parent-style-name="Standard">
      <style:paragraph-properties fo:text-align="start" style:justify-single-word="false"/>
      <style:text-properties officeooo:paragraph-rsid="001511f8"/>
    </style:style>
    <style:style style:name="P34" style:family="paragraph" style:parent-style-name="Standard">
      <style:paragraph-properties fo:text-align="start" style:justify-single-word="false"/>
      <style:text-properties officeooo:rsid="0013a34d" officeooo:paragraph-rsid="0013a34d"/>
    </style:style>
    <style:style style:name="P35" style:family="paragraph" style:parent-style-name="Standard">
      <style:paragraph-properties fo:text-align="start" style:justify-single-word="false"/>
      <style:text-properties style:font-name="Arial1" fo:font-size="12pt" fo:font-weight="normal" officeooo:rsid="0013a34d" officeooo:paragraph-rsid="0013a34d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Arial1" fo:font-size="12pt" fo:language="el" fo:country="GR" fo:font-weight="bold" officeooo:rsid="0017d2b6" officeooo:paragraph-rsid="0017d2b6" style:font-size-asian="12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weight="bold" officeooo:rsid="001a3fe0" officeooo:paragraph-rsid="001a3fe0" style:font-weight-asian="bold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weight="bold" officeooo:rsid="001c80de" officeooo:paragraph-rsid="001c80de" style:font-weight-asian="bold" style:font-weight-complex="bold"/>
    </style:style>
    <style:style style:name="P39" style:family="paragraph" style:parent-style-name="Standard">
      <style:paragraph-properties fo:text-align="start" style:justify-single-word="false"/>
      <style:text-properties officeooo:rsid="002508cd" officeooo:paragraph-rsid="002508cd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1dbaf"/>
    </style:style>
    <style:style style:name="T3" style:family="text">
      <style:text-properties fo:language="en" fo:country="US" officeooo:rsid="0002da13"/>
    </style:style>
    <style:style style:name="T4" style:family="text">
      <style:text-properties fo:language="en" fo:country="US" fo:font-weight="bold" style:font-weight-asian="bold" style:font-weight-complex="bold"/>
    </style:style>
    <style:style style:name="T5" style:family="text">
      <style:text-properties fo:language="en" fo:country="US" officeooo:rsid="00086e84"/>
    </style:style>
    <style:style style:name="T6" style:family="text">
      <style:text-properties fo:language="en" fo:country="US" officeooo:rsid="0008bcb7"/>
    </style:style>
    <style:style style:name="T7" style:family="text">
      <style:text-properties fo:language="en" fo:country="US" fo:font-weight="normal" style:font-weight-asian="normal" style:font-weight-complex="normal"/>
    </style:style>
    <style:style style:name="T8" style:family="text">
      <style:text-properties fo:language="en" fo:country="US" fo:font-weight="normal" officeooo:rsid="0008bcb7" style:font-weight-asian="normal" style:font-weight-complex="normal"/>
    </style:style>
    <style:style style:name="T9" style:family="text">
      <style:text-properties style:text-position="super 58%"/>
    </style:style>
    <style:style style:name="T10" style:family="text">
      <style:text-properties style:text-position="super 58%" fo:language="en" fo:country="US"/>
    </style:style>
    <style:style style:name="T11" style:family="text">
      <style:text-properties style:text-position="super 58%" fo:language="en" fo:country="US" officeooo:rsid="0001dbaf"/>
    </style:style>
    <style:style style:name="T12" style:family="text">
      <style:text-properties style:text-position="super 58%" fo:language="el" fo:country="GR" style:text-underline-style="solid" style:text-underline-width="auto" style:text-underline-color="font-color"/>
    </style:style>
    <style:style style:name="T13" style:family="text">
      <style:text-properties style:text-position="super 58%" fo:language="el" fo:country="GR" style:text-underline-style="solid" style:text-underline-width="auto" style:text-underline-color="font-color" officeooo:rsid="000bb504"/>
    </style:style>
    <style:style style:name="T14" style:family="text">
      <style:text-properties style:text-position="0% 100%"/>
    </style:style>
    <style:style style:name="T15" style:family="text">
      <style:text-properties style:text-position="0% 100%" fo:language="en" fo:country="US"/>
    </style:style>
    <style:style style:name="T16" style:family="text">
      <style:text-properties style:text-position="0% 100%" fo:language="en" fo:country="US" officeooo:rsid="0000e1b0"/>
    </style:style>
    <style:style style:name="T17" style:family="text">
      <style:text-properties style:text-position="0% 100%" fo:language="en" fo:country="US" officeooo:rsid="0001dbaf"/>
    </style:style>
    <style:style style:name="T18" style:family="text">
      <style:text-properties style:text-position="0% 100%" fo:language="en" fo:country="US" officeooo:rsid="0004172f"/>
    </style:style>
    <style:style style:name="T19" style:family="text">
      <style:text-properties style:text-position="0% 100%" fo:language="en" fo:country="US" style:text-underline-style="solid" style:text-underline-width="auto" style:text-underline-color="font-color"/>
    </style:style>
    <style:style style:name="T20" style:family="text">
      <style:text-properties style:text-position="0% 100%" fo:language="en" fo:country="US" officeooo:rsid="0005a8a5"/>
    </style:style>
    <style:style style:name="T21" style:family="text">
      <style:text-properties style:text-position="0% 100%" fo:language="en" fo:country="US" officeooo:rsid="000abf87"/>
    </style:style>
    <style:style style:name="T22" style:family="text">
      <style:text-properties style:text-position="0% 100%" fo:language="en" fo:country="US" officeooo:rsid="000bb504"/>
    </style:style>
    <style:style style:name="T23" style:family="text">
      <style:text-properties style:text-position="0% 100%" fo:language="en" fo:country="US" officeooo:rsid="000c40de"/>
    </style:style>
    <style:style style:name="T24" style:family="text">
      <style:text-properties style:text-position="0% 100%" fo:language="en" fo:country="US" officeooo:rsid="000dada6"/>
    </style:style>
    <style:style style:name="T25" style:family="text">
      <style:text-properties style:text-position="0% 100%" fo:language="en" fo:country="US" officeooo:rsid="000f7fda"/>
    </style:style>
    <style:style style:name="T26" style:family="text">
      <style:text-properties style:text-position="0% 100%" fo:language="en" fo:country="US" officeooo:rsid="00111b7d"/>
    </style:style>
    <style:style style:name="T27" style:family="text">
      <style:text-properties style:text-position="0% 100%" fo:language="en" fo:country="US" officeooo:rsid="0024441c"/>
    </style:style>
    <style:style style:name="T28" style:family="text">
      <style:text-properties style:text-position="0% 100%" fo:language="el" fo:country="GR"/>
    </style:style>
    <style:style style:name="T29" style:family="text">
      <style:text-properties style:text-position="0% 100%" fo:language="el" fo:country="GR" style:text-underline-style="solid" style:text-underline-width="auto" style:text-underline-color="font-color"/>
    </style:style>
    <style:style style:name="T30" style:family="text">
      <style:text-properties style:text-position="0% 100%" fo:language="el" fo:country="GR" style:text-underline-style="solid" style:text-underline-width="auto" style:text-underline-color="font-color" officeooo:rsid="000bb504"/>
    </style:style>
    <style:style style:name="T31" style:family="text">
      <style:text-properties style:text-position="0% 100%" fo:language="el" fo:country="GR" style:text-underline-style="solid" style:text-underline-width="auto" style:text-underline-color="font-color" officeooo:rsid="001e3f68"/>
    </style:style>
    <style:style style:name="T32" style:family="text">
      <style:text-properties style:text-position="0% 100%" fo:language="el" fo:country="GR" fo:font-weight="bold" style:font-weight-asian="bold" style:font-weight-complex="bold"/>
    </style:style>
    <style:style style:name="T33" style:family="text">
      <style:text-properties style:text-position="0% 100%" fo:language="el" fo:country="GR" officeooo:rsid="000bb504"/>
    </style:style>
    <style:style style:name="T34" style:family="text">
      <style:text-properties style:text-position="0% 100%" fo:language="el" fo:country="GR" officeooo:rsid="001e3f68"/>
    </style:style>
    <style:style style:name="T35" style:family="text">
      <style:text-properties style:text-position="0% 100%" fo:language="el" fo:country="GR" officeooo:rsid="001fc02c"/>
    </style:style>
    <style:style style:name="T36" style:family="text">
      <style:text-properties style:text-position="0% 100%" fo:language="el" fo:country="GR" officeooo:rsid="00202b66"/>
    </style:style>
    <style:style style:name="T37" style:family="text">
      <style:text-properties style:text-position="0% 100%" officeooo:rsid="0004172f"/>
    </style:style>
    <style:style style:name="T38" style:family="text">
      <style:text-properties style:text-position="0% 100%" officeooo:rsid="0005a8a5"/>
    </style:style>
    <style:style style:name="T39" style:family="text">
      <style:text-properties style:text-position="0% 100%" officeooo:rsid="00098909"/>
    </style:style>
    <style:style style:name="T40" style:family="text">
      <style:text-properties style:text-position="0% 100%" officeooo:rsid="0001dbaf"/>
    </style:style>
    <style:style style:name="T41" style:family="text">
      <style:text-properties style:text-position="0% 100%" officeooo:rsid="000abf87"/>
    </style:style>
    <style:style style:name="T42" style:family="text">
      <style:text-properties style:text-position="0% 100%" officeooo:rsid="00111b7d"/>
    </style:style>
    <style:style style:name="T43" style:family="text">
      <style:text-properties style:text-position="0% 100%" fo:font-weight="bold" style:font-weight-asian="bold" style:font-weight-complex="bold"/>
    </style:style>
    <style:style style:name="T44" style:family="text">
      <style:text-properties style:text-position="0% 100%" officeooo:rsid="0000e1b0"/>
    </style:style>
    <style:style style:name="T45" style:family="text">
      <style:text-properties style:text-position="0% 100%" officeooo:rsid="000bb504"/>
    </style:style>
    <style:style style:name="T46" style:family="text">
      <style:text-properties style:text-position="0% 100%" style:text-underline-style="solid" style:text-underline-width="auto" style:text-underline-color="font-color" officeooo:rsid="001fc02c"/>
    </style:style>
    <style:style style:name="T47" style:family="text">
      <style:text-properties style:text-position="0% 100%" officeooo:rsid="001e3f68"/>
    </style:style>
    <style:style style:name="T48" style:family="text">
      <style:text-properties style:text-position="0% 100%" officeooo:rsid="001fc02c"/>
    </style:style>
    <style:style style:name="T49" style:family="text">
      <style:text-properties style:text-position="0% 100%" officeooo:rsid="00202b66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language="el" fo:country="GR"/>
    </style:style>
    <style:style style:name="T52" style:family="text">
      <style:text-properties fo:language="el" fo:country="GR" officeooo:rsid="00086e84"/>
    </style:style>
    <style:style style:name="T53" style:family="text">
      <style:text-properties fo:language="el" fo:country="GR" fo:font-weight="bold" officeooo:rsid="0008bcb7" style:font-weight-asian="bold" style:font-weight-complex="bold"/>
    </style:style>
    <style:style style:name="T54" style:family="text">
      <style:text-properties fo:language="el" fo:country="GR" fo:font-weight="bold" officeooo:rsid="00098909" style:font-weight-asian="bold" style:font-weight-complex="bold"/>
    </style:style>
    <style:style style:name="T55" style:family="text">
      <style:text-properties fo:language="el" fo:country="GR" fo:font-weight="bold" officeooo:rsid="0013d0c0" style:font-weight-asian="bold" style:font-weight-complex="bold"/>
    </style:style>
    <style:style style:name="T56" style:family="text">
      <style:text-properties fo:language="el" fo:country="GR" fo:font-weight="bold" officeooo:rsid="001511f8" style:font-weight-asian="bold" style:font-weight-complex="bold"/>
    </style:style>
    <style:style style:name="T57" style:family="text">
      <style:text-properties fo:language="el" fo:country="GR" officeooo:rsid="0008bcb7"/>
    </style:style>
    <style:style style:name="T58" style:family="text">
      <style:text-properties fo:language="el" fo:country="GR" fo:font-weight="normal" style:font-weight-asian="normal" style:font-weight-complex="normal"/>
    </style:style>
    <style:style style:name="T59" style:family="text">
      <style:text-properties fo:language="el" fo:country="GR" fo:font-weight="normal" officeooo:rsid="0008bcb7" style:font-weight-asian="normal" style:font-weight-complex="normal"/>
    </style:style>
    <style:style style:name="T60" style:family="text">
      <style:text-properties fo:language="el" fo:country="GR" fo:font-weight="normal" officeooo:rsid="00111b7d" style:font-weight-asian="normal" style:font-weight-complex="normal"/>
    </style:style>
    <style:style style:name="T61" style:family="text">
      <style:text-properties fo:font-weight="normal" style:font-weight-asian="normal" style:font-weight-complex="normal"/>
    </style:style>
    <style:style style:name="T62" style:family="text">
      <style:text-properties style:text-line-through-style="none" style:text-line-through-type="none" style:text-position="0% 100%" style:text-underline-style="none"/>
    </style:style>
    <style:style style:name="T63" style:family="text">
      <style:text-properties style:text-line-through-style="none" style:text-line-through-type="none" style:text-position="0% 100%" style:text-underline-style="none" officeooo:rsid="0013d0c0"/>
    </style:style>
    <style:style style:name="T64" style:family="text">
      <style:text-properties style:text-line-through-style="none" style:text-line-through-type="none" style:text-position="0% 100%" style:text-underline-style="none" fo:font-weight="normal" style:font-weight-asian="normal" style:font-weight-complex="normal"/>
    </style:style>
    <style:style style:name="T65" style:family="text">
      <style:text-properties style:text-line-through-style="none" style:text-line-through-type="none" style:text-position="0% 100%" style:text-underline-style="none" fo:font-weight="normal" officeooo:rsid="001927ea" style:font-weight-asian="normal" style:font-weight-complex="normal"/>
    </style:style>
    <style:style style:name="T66" style:family="text">
      <style:text-properties style:text-line-through-style="none" style:text-line-through-type="none" style:text-position="0% 100%" style:text-underline-style="none" fo:font-weight="normal" officeooo:rsid="001a089b" style:font-weight-asian="normal" style:font-weight-complex="normal"/>
    </style:style>
    <style:style style:name="T67" style:family="text">
      <style:text-properties style:text-line-through-style="none" style:text-line-through-type="none" style:text-position="0% 100%" fo:language="en" fo:country="US" style:text-underline-style="none" officeooo:rsid="0013d0c0"/>
    </style:style>
    <style:style style:name="T68" style:family="text">
      <style:text-properties style:text-line-through-style="none" style:text-line-through-type="none" style:text-position="0% 100%" fo:language="en" fo:country="US" style:text-underline-style="none" fo:font-weight="normal" style:font-weight-asian="normal" style:font-weight-complex="normal"/>
    </style:style>
    <style:style style:name="T69" style:family="text">
      <style:text-properties style:text-line-through-style="none" style:text-line-through-type="none" style:text-position="0% 100%" fo:language="en" fo:country="US" style:text-underline-style="none" fo:font-weight="normal" officeooo:rsid="001927ea" style:font-weight-asian="normal" style:font-weight-complex="normal"/>
    </style:style>
    <style:style style:name="T70" style:family="text">
      <style:text-properties style:text-line-through-style="none" style:text-line-through-type="none" style:text-position="0% 100%" fo:language="en" fo:country="US" style:text-underline-style="none" fo:font-weight="normal" officeooo:rsid="001a089b" style:font-weight-asian="normal" style:font-weight-complex="normal"/>
    </style:style>
    <style:style style:name="T71" style:family="text">
      <style:text-properties style:text-line-through-style="none" style:text-line-through-type="none" style:text-position="0% 100%" fo:language="el" fo:country="GR" style:text-underline-style="none" officeooo:rsid="0013d0c0"/>
    </style:style>
    <style:style style:name="T72" style:family="text">
      <style:text-properties style:font-name="Arial1" fo:font-size="12pt" fo:language="el" fo:country="GR" fo:font-weight="normal" style:font-size-asian="12pt" style:font-weight-asian="normal" style:font-size-complex="12pt" style:font-weight-complex="normal"/>
    </style:style>
    <style:style style:name="T73" style:family="text">
      <style:text-properties style:font-name="Arial1" fo:font-size="12pt" fo:language="el" fo:country="GR" fo:font-weight="normal" officeooo:rsid="001511f8" style:font-size-asian="12pt" style:font-weight-asian="normal" style:font-size-complex="12pt" style:font-weight-complex="normal"/>
    </style:style>
    <style:style style:name="T74" style:family="text">
      <style:text-properties style:font-name="Arial1" fo:font-size="12pt" fo:language="el" fo:country="GR" fo:font-weight="normal" officeooo:rsid="0015dcfc" style:font-size-asian="12pt" style:font-weight-asian="normal" style:font-size-complex="12pt" style:font-weight-complex="normal"/>
    </style:style>
    <style:style style:name="T75" style:family="text">
      <style:text-properties style:font-name="Arial1" fo:font-size="12pt" fo:language="el" fo:country="GR" fo:font-weight="normal" officeooo:rsid="00160441" style:font-size-asian="12pt" style:font-weight-asian="normal" style:font-size-complex="12pt" style:font-weight-complex="normal"/>
    </style:style>
    <style:style style:name="T76" style:family="text">
      <style:text-properties style:font-name="Arial1" fo:font-size="12pt" fo:language="el" fo:country="GR" fo:font-weight="normal" officeooo:rsid="001becb3" style:font-size-asian="12pt" style:font-weight-asian="normal" style:font-size-complex="12pt" style:font-weight-complex="normal"/>
    </style:style>
    <style:style style:name="T77" style:family="text">
      <style:text-properties style:font-name="Arial1" fo:font-size="12pt" fo:language="el" fo:country="GR" fo:font-weight="normal" officeooo:rsid="001c80de" style:font-size-asian="12pt" style:font-weight-asian="normal" style:font-size-complex="12pt" style:font-weight-complex="normal"/>
    </style:style>
    <style:style style:name="T78" style:family="text">
      <style:text-properties style:font-name="Arial1" fo:font-size="12pt" fo:language="el" fo:country="GR" style:font-size-asian="12pt" style:font-size-complex="12pt"/>
    </style:style>
    <style:style style:name="T79" style:family="text">
      <style:text-properties style:font-name="Arial1" fo:font-size="12pt" fo:language="el" fo:country="GR" officeooo:rsid="00160441" style:font-size-asian="12pt" style:font-size-complex="12pt"/>
    </style:style>
    <style:style style:name="T80" style:family="text">
      <style:text-properties style:font-name="Arial1" fo:font-size="12pt" fo:language="en" fo:country="US" fo:font-weight="normal" style:font-size-asian="12pt" style:font-weight-asian="normal" style:font-size-complex="12pt" style:font-weight-complex="normal"/>
    </style:style>
    <style:style style:name="T81" style:family="text">
      <style:text-properties style:font-name="Arial1" fo:font-size="12pt" fo:language="en" fo:country="US" fo:font-weight="normal" officeooo:rsid="0015dcfc" style:font-size-asian="12pt" style:font-weight-asian="normal" style:font-size-complex="12pt" style:font-weight-complex="normal"/>
    </style:style>
    <style:style style:name="T82" style:family="text">
      <style:text-properties style:font-name="Arial1" fo:font-size="12pt" fo:language="en" fo:country="US" fo:font-weight="normal" officeooo:rsid="00160441" style:font-size-asian="12pt" style:font-weight-asian="normal" style:font-size-complex="12pt" style:font-weight-complex="normal"/>
    </style:style>
    <style:style style:name="T83" style:family="text">
      <style:text-properties style:font-name="Arial1" fo:font-size="12pt" fo:language="en" fo:country="US" fo:font-weight="normal" officeooo:rsid="001becb3" style:font-size-asian="12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<text:span text:style-name="T50">ΑΜΠΡΑΖΗΣ ΝΙΚΟΛΑΟΣ 175107</text:span></text:p>
      <text:p text:style-name="P34"><text:span text:style-name="T50"/></text:p>
      <text:p text:style-name="P34"><text:span text:style-name="T50">ΘΕΜΑ <text:s/>1</text:span></text:p>
      <text:p text:style-name="P35"><text:span text:style-name="T55">α) <text:s/></text:span>οι απαιτησεις μας ειναι : ρυθμοαποδοση, υποστηριξη μεγαλου αριθμου κομβων, η περιοχη εξυπηρετησης,χαμηλη καταναλωσης ισχυος μπαταριας,<text:span text:style-name="T63">διασυνδεση του </text:span><text:span text:style-name="T67">wlan </text:span><text:span text:style-name="T71">με το δικτυο κορμου </text:span><text:span text:style-name="T67">lan</text:span></text:p>
      <text:p text:style-name="P35"><text:span text:style-name="T67"/></text:p>
      <text:p text:style-name="P36"><text:span text:style-name="T63">β</text:span><text:span text:style-name="T62">)</text:span><text:span text:style-name="T64">Το προβλημα του κρυμμενου κομβου στα ασυρματα </text:span><text:span text:style-name="T68">LAN </text:span><text:span text:style-name="T64">δημιουργειται οταν ειναι 3 σταθμοι ο Α,Β,</text:span><text:span text:style-name="T68">C <text:s/></text:span><text:span text:style-name="T65">και ο σταθμος Α δεν γνωριζει οτι ο σταθμος Β ειναι απασχολημενος λαμβανοντας απο τον σταθμο </text:span><text:span text:style-name="T69">C </text:span><text:span text:style-name="T65">και ετσι μπορει να ξεκινησει την δικια του μεταδοση και να προκληθει συγκρουση , </text:span><text:span text:style-name="T66">γι αυτο τον λογο οταν ο Α θελει να επικοινωνησει με τον Β στελνει ενα </text:span><text:span text:style-name="T70">RTS </text:span><text:span text:style-name="T66">στο Β, αφου λαβει ο Β το </text:span><text:span text:style-name="T70">RTS </text:span><text:span text:style-name="T66">απανταει στον Α με το </text:span><text:span text:style-name="T70">CTS</text:span></text:p>
      <text:p text:style-name="P36"><text:span text:style-name="T62"/></text:p>
      <text:p text:style-name="P33"><text:span text:style-name="T56">γ) </text:span><text:span text:style-name="T73">Η εξαπλωση φασματος </text:span><text:span text:style-name="T72">είναι μια τεχνική επικοινωνίας που διαδίδει ένα σήμα επικοινωνίας στενής ζώνης σε ένα ευρύ φάσμα συχνοτήτων για μετάδοση και στη συνέχεια το απλώνει στο αρχικό εύρος ζώνης δεδομένων στον δέκτη </text:span><text:span text:style-name="T74">και χαρακτηριζεται απο </text:span><text:span text:style-name="T81">wide bandwi</text:span><text:span text:style-name="T82">d</text:span><text:span text:style-name="T81">th</text:span><text:span text:style-name="T82">(</text:span><text:span text:style-name="T75">μεγαλο ευρος ζωνης)</text:span><text:span text:style-name="T81"> </text:span><text:span text:style-name="T74">και </text:span><text:span text:style-name="T81">low power </text:span><text:span text:style-name="T82">(</text:span><text:span text:style-name="T75">χαμηλη ενεργεια)</text:span></text:p>
      <text:p text:style-name="P33"><text:span text:style-name="T75"/></text:p>
      <text:p text:style-name="P37"><text:span text:style-name="T79">Θ</text:span><text:span text:style-name="T78">ΕΜΑ 2ο</text:span></text:p>
      <text:p text:style-name="P37"><text:span text:style-name="T78">α)</text:span><text:span text:style-name="T76">Θα επιλεγαμε το </text:span><text:span text:style-name="T83">FTTC </text:span><text:span text:style-name="T76">επειδη εχουμε δικτυο διανομης μεγαλου </text:span><text:span text:style-name="T77">μηκ</text:span><text:span text:style-name="T76">ους </text:span><text:span text:style-name="T77">και μπορει να εξυπηρετησει μεγαλυτερο αριθμο συνδρομητων</text:span></text:p>
      <text:p text:style-name="P38"><text:span text:style-name="T77">Θ</text:span><text:span text:style-name="T72">α επιλεγαμε το </text:span><text:span text:style-name="T80">FTTH </text:span><text:span text:style-name="T72">για δικτυο διανομης μικρου μηκους επειδη δεν μπορει να εξυπηρετηθει μεγαλος αριθμος συνδρομητων επειδη το δικτυο δεν καταλαμβανει μεγαλη εκταση και το </text:span><text:span text:style-name="T80">FTTH </text:span><text:span text:style-name="T72">εξυπηρετει μικρο αριθμο συνδρομητων οποτε δεν θα υπηρχαν προβληματα.</text:span></text:p>
      <text:p text:style-name="P20"><text:span text:style-name="T50"/></text:p>
      <text:p text:style-name="P20"><text:span text:style-name="T50">Θεμα 3</text:span></text:p>
      <text:p text:style-name="P1"><text:span text:style-name="T50">α)</text:span><text:span text:style-name="T7"> </text:span><text:span text:style-name="T60">τ</text:span><text:span text:style-name="T59">ο -72</text:span><text:span text:style-name="T59">d</text:span><text:span text:style-name="T8">Bm</text:span><text:span text:style-name="T59"> ταιρ</text:span><text:span text:style-name="T59">ιαζει σ</text:span><text:span text:style-name="T59">το</text:span><text:span text:style-name="T4"> </text:span><text:span text:style-name="T61">-</text:span><text:span text:style-name="T8">74,</text:span><text:span text:style-name="T61"> </text:span><text:span text:style-name="T1">supported modulation =</text:span><text:span text:style-name="T52">16</text:span><text:span text:style-name="T5">QAM</text:span><text:span text:style-name="T1"> , </text:span><text:span text:style-name="T2"><text:s/>data rate</text:span><text:span text:style-name="T6">=24mb/s</text:span></text:p>
      <text:p text:style-name="P2"/>
      <text:p text:style-name="P6"><text:span text:style-name="T54">β</text:span><text:span text:style-name="T50">)</text:span>800ns ,20MHz,1ss,-62dBm</text:p>
      <text:p text:style-name="P3"><text:span text:style-name="T14">supported modulation = </text:span><text:span text:style-name="T39">64QAM , R=5/6 ,MCS index=7 ,data rate=65mb/s</text:span></text:p>
      <text:p text:style-name="P3"><text:span text:style-name="T39"/></text:p>
      <text:p text:style-name="P7"><text:span text:style-name="T32">γ</text:span><text:span text:style-name="T43">)</text:span><text:span text:style-name="T14">800ns,40MHz,2 ss, -60dbm , -62,5 dbm</text:span></text:p>
      <text:p text:style-name="P7"><text:span text:style-name="T14"/></text:p>
      <text:p text:style-name="P8"><text:span text:style-name="T14">1o ss= </text:span><text:span text:style-name="T40">supported modulation = </text:span><text:span text:style-name="T14">64 QAM</text:span><text:span text:style-name="T40">, R= </text:span><text:span text:style-name="T14">5/6, </text:span><text:span text:style-name="T39">MCS index=7 , data rate</text:span><text:span text:style-name="T14">=135mb/s</text:span></text:p>
      <text:p text:style-name="P8"><text:span text:style-name="T14">2o ss= </text:span><text:span text:style-name="T40">supported modulation = </text:span><text:span text:style-name="T14">64 QAM</text:span><text:span text:style-name="T40">, R= </text:span><text:span text:style-name="T14">2/3, </text:span><text:span text:style-name="T39">MCS index=</text:span><text:span text:style-name="T14">5</text:span><text:span text:style-name="T39"> , data rate</text:span><text:span text:style-name="T14">=108mb/s</text:span></text:p>
      <text:p text:style-name="P8"><text:span text:style-name="T14"/></text:p>
      <text:p text:style-name="P32"><text:span text:style-name="T15"><text:s/></text:span><text:span text:style-name="T19">1</text:span><text:span text:style-name="T12">η</text:span><text:span text:style-name="T29">περιπτωση</text:span></text:p>
      <text:p text:style-name="P32"><text:span text:style-name="T28"><text:s text:c="3"/>Το καλυτερο </text:span><text:span text:style-name="T15">ss </text:span><text:span text:style-name="T28">μονο του, δλδ το </text:span><text:span text:style-name="T22">1o ss</text:span></text:p>
      <text:p text:style-name="P4"><text:span text:style-name="T28"><text:s text:c="3"/>--&gt;</text:span><text:span text:style-name="T44">supported modulation =</text:span><text:span text:style-name="T45">64 QAM</text:span><text:span text:style-name="T44"> , R=</text:span><text:span text:style-name="T45">5/6</text:span><text:span text:style-name="T44"> , </text:span><text:span text:style-name="T14">MCS index=</text:span><text:span text:style-name="T45">7</text:span><text:span text:style-name="T14"> , data rate</text:span><text:span text:style-name="T45">=</text:span><text:span text:style-name="T33">1</text:span><text:span text:style-name="T34">35</text:span><text:span text:style-name="T33">mb</text:span><text:span text:style-name="T45">/s</text:span></text:p>
      <text:p text:style-name="P4"><text:span text:style-name="T45"/></text:p>
      <text:p text:style-name="P4"><text:span text:style-name="T31">2</text:span><text:span text:style-name="T13">η</text:span><text:span text:style-name="T30">περιπτωση</text:span></text:p>
      <text:p text:style-name="P9"><text:span text:style-name="T33">κ</text:span><text:span text:style-name="T28">αι τα δυο μαζι (</text:span><text:span text:style-name="T14">EQM)</text:span></text:p>
      <text:p text:style-name="P11"><text:span text:style-name="T28"><text:s text:c="2"/>--&gt;</text:span><text:span text:style-name="T44">supported modulation =</text:span><text:span text:style-name="T45">64 QAM</text:span><text:span text:style-name="T44"> , R=</text:span><text:span text:style-name="T47">2</text:span><text:span text:style-name="T45">/</text:span><text:span text:style-name="T47">3</text:span><text:span text:style-name="T44"> , </text:span><text:span text:style-name="T14">MCS index=</text:span><text:span text:style-name="T48">13</text:span><text:span text:style-name="T14"> , data rate</text:span><text:span text:style-name="T45">=</text:span><text:span text:style-name="T48">216.0</text:span><text:span text:style-name="T33">mb</text:span><text:span text:style-name="T45">/s</text:span></text:p>
      <text:p text:style-name="P11"><text:span text:style-name="T45"/></text:p>
      <text:p text:style-name="P5"><text:span text:style-name="T46">3</text:span><text:span text:style-name="T13">η</text:span><text:span text:style-name="T30">περιπτωση</text:span></text:p>
      <text:p text:style-name="P10"><text:span text:style-name="T33">κ</text:span><text:span text:style-name="T28">αι τα δυο μαζι (</text:span><text:span text:style-name="T48">U</text:span><text:span text:style-name="T14">EQM)</text:span></text:p>
      <text:p text:style-name="P12"><text:span text:style-name="T28"><text:s text:c="2"/>--&gt;</text:span><text:span text:style-name="T44">supported modulation =</text:span><text:span text:style-name="T45">64 QAM,</text:span><text:span text:style-name="T36">16</text:span><text:span text:style-name="T49">QAM</text:span><text:span text:style-name="T44"> , R=</text:span><text:span text:style-name="T47">3/</text:span><text:span text:style-name="T49">4</text:span><text:span text:style-name="T44"> , </text:span><text:span text:style-name="T14">MCS index=</text:span><text:span text:style-name="T36">38</text:span><text:span text:style-name="T14"> , data rate</text:span><text:span text:style-name="T45">=</text:span><text:span text:style-name="T35">2</text:span><text:span text:style-name="T36">02</text:span><text:span text:style-name="T35">.</text:span><text:span text:style-name="T36">5</text:span><text:span text:style-name="T33">mb</text:span><text:span text:style-name="T45">/s</text:span></text:p>
      <text:p text:style-name="P12"><text:span text:style-name="T45"/></text:p>
      <text:p text:style-name="P30"><text:span text:style-name="T45">ε</text:span><text:span text:style-name="T14">πιλεγουμε την 2η περιπτωση με 2 </text:span><text:span text:style-name="T15">ss EQM kai data rate=216.0 mb/s</text:span></text:p>
      <text:p text:style-name="P12"><text:span text:style-name="T45"/></text:p>
      <text:p text:style-name="P11"><text:span text:style-name="T45"/></text:p>
      <text:p text:style-name="P11"><text:soft-page-break/><text:span text:style-name="T45"/></text:p>
      <text:p text:style-name="P4"><text:span text:style-name="T45"/></text:p>
      <text:p text:style-name="P21"><text:span text:style-name="T14"/></text:p>
      <text:p text:style-name="P21"><text:span text:style-name="T15"/></text:p>
      <text:p text:style-name="P21"><text:span text:style-name="T43">δ)</text:span><text:span text:style-name="T21">400ns.40MHz , 3 ss, -60dbm , -62.5 dbm , -65 dbm</text:span></text:p>
      <text:p text:style-name="P21"><text:span text:style-name="T21"/></text:p>
      <text:p text:style-name="P25"><text:span text:style-name="T17"><text:s text:c="3"/>1</text:span><text:span text:style-name="T11">o</text:span><text:span text:style-name="T17">ss : supported modulation =</text:span><text:span text:style-name="T22">64 QAM</text:span><text:span text:style-name="T17"> , R= </text:span><text:span text:style-name="T22">5/6</text:span></text:p>
      <text:p text:style-name="P22"><text:span text:style-name="T15"><text:s text:c="3"/>2</text:span><text:span text:style-name="T10">o</text:span><text:span text:style-name="T15">ss : supported modulation =</text:span><text:span text:style-name="T22">64 QAM</text:span><text:span text:style-name="T15"> , R= </text:span><text:span text:style-name="T22">2/3</text:span></text:p>
      <text:p text:style-name="P31"><text:span text:style-name="T1"><text:s text:c="3"/></text:span><text:span text:style-name="T3">3</text:span><text:span text:style-name="T10">o</text:span><text:span text:style-name="T15">ss : supported modulation =</text:span><text:span text:style-name="T22">16 QAM</text:span><text:span text:style-name="T15"> , R= </text:span><text:span text:style-name="T22">3/4</text:span></text:p>
      <text:p text:style-name="P15"/>
      <text:p text:style-name="P31"><text:span text:style-name="T15"><text:s text:c="3"/></text:span><text:span text:style-name="T19">1</text:span><text:span text:style-name="T12">η</text:span><text:span text:style-name="T29">περιπτωση</text:span></text:p>
      <text:p text:style-name="P31"><text:span text:style-name="T28"><text:s text:c="3"/>Το καλυτερο </text:span><text:span text:style-name="T15">ss </text:span><text:span text:style-name="T28">μονο του, δλδ το </text:span><text:span text:style-name="T22">1o ss</text:span></text:p>
      <text:p text:style-name="P31"><text:span text:style-name="T28"><text:s text:c="3"/>--&gt;</text:span><text:span text:style-name="T16">supported modulation =</text:span><text:span text:style-name="T22">64 QAM</text:span><text:span text:style-name="T16"> , R=</text:span><text:span text:style-name="T22">5/6</text:span><text:span text:style-name="T16"> , </text:span><text:span text:style-name="T15">MCS index=</text:span><text:span text:style-name="T22">7</text:span><text:span text:style-name="T15"> , data rate</text:span><text:span text:style-name="T22">=150mb/s</text:span></text:p>
      <text:p text:style-name="P15"/>
      <text:p text:style-name="P26"><text:span text:style-name="T14"><text:s text:c="2"/>2</text:span><text:span text:style-name="T9">η</text:span><text:span text:style-name="T14">περιπτωση </text:span></text:p>
      <text:p text:style-name="P27"><text:span text:style-name="T18"><text:s text:c="2"/>T</text:span><text:span text:style-name="T14">α δυο</text:span><text:span text:style-name="T15"> </text:span><text:span text:style-name="T18">κ</text:span><text:span text:style-name="T37">αλυτερα</text:span><text:span text:style-name="T15"> </text:span><text:span text:style-name="T14">μαζι (</text:span><text:span text:style-name="T15">EQM)</text:span></text:p>
      <text:p text:style-name="P22"><text:span text:style-name="T15"><text:s text:c="2"/>--&gt;</text:span><text:span text:style-name="T16">supported modulation = </text:span><text:span text:style-name="T23">64QAM</text:span><text:span text:style-name="T16">, R=</text:span><text:span text:style-name="T23">2/3</text:span><text:span text:style-name="T16"> , </text:span><text:span text:style-name="T15">MCS index=</text:span><text:span text:style-name="T23">13</text:span><text:span text:style-name="T15"> , data rate</text:span><text:span text:style-name="T23">=240mb/s</text:span></text:p>
      <text:p text:style-name="P15"/>
      <text:p text:style-name="P28"><text:span text:style-name="T14"><text:s text:c="2"/>Και τα 3 μαζι (</text:span><text:span text:style-name="T15">EQM)</text:span></text:p>
      <text:p text:style-name="P22"><text:span text:style-name="T15"><text:s text:c="2"/>--&gt;</text:span><text:span text:style-name="T16">supported modulation = </text:span><text:span text:style-name="T24">16QAM</text:span><text:span text:style-name="T16">, R= </text:span><text:span text:style-name="T24">3/4</text:span><text:span text:style-name="T16">, </text:span><text:span text:style-name="T15">MCS index=</text:span><text:span text:style-name="T24">20</text:span><text:span text:style-name="T15"> , data rate</text:span><text:span text:style-name="T24">=270mb/s</text:span></text:p>
      <text:p text:style-name="P15"/>
      <text:p text:style-name="P26"><text:span text:style-name="T15"><text:s text:c="2"/>3</text:span><text:span text:style-name="T9">η</text:span><text:span text:style-name="T14"> περιπτωση </text:span></text:p>
      <text:p text:style-name="P27"><text:span text:style-name="T14"><text:s text:c="2"/></text:span><text:span text:style-name="T20">T</text:span><text:span text:style-name="T14">α δυο</text:span><text:span text:style-name="T15"> </text:span><text:span text:style-name="T20">κ</text:span><text:span text:style-name="T38">αλυτερα</text:span><text:span text:style-name="T15"> </text:span><text:span text:style-name="T14">μαζι </text:span><text:span text:style-name="T15">(UEQM)</text:span></text:p>
      <text:p text:style-name="P22"><text:span text:style-name="T15"><text:s text:c="2"/>--&gt;</text:span><text:span text:style-name="T16">supported modulation =</text:span><text:span text:style-name="T25">64QAM</text:span><text:span text:style-name="T16"> , </text:span><text:span text:style-name="T27">16QAM</text:span><text:span text:style-name="T25"> ,</text:span><text:span text:style-name="T16">R=</text:span><text:span text:style-name="T25">3/4</text:span><text:span text:style-name="T16"> , </text:span><text:span text:style-name="T15">MCS index=</text:span><text:span text:style-name="T25">3</text:span><text:span text:style-name="T27">8</text:span><text:span text:style-name="T15"> , data rate</text:span><text:span text:style-name="T25">=</text:span><text:span text:style-name="T27">225</text:span><text:span text:style-name="T25">mb/s</text:span></text:p>
      <text:p text:style-name="P15"/>
      <text:p text:style-name="P28"><text:span text:style-name="T14"><text:s text:c="3"/>Και τα 3 μαζι (</text:span><text:span text:style-name="T20">U</text:span><text:span text:style-name="T15">EQM)</text:span></text:p>
      <text:p text:style-name="P23"><text:span text:style-name="T21"><text:s text:c="2"/>--&gt;</text:span><text:span text:style-name="T16">supported modulation =</text:span><text:span text:style-name="T25">64QAM,16 QAM,16QAM</text:span><text:span text:style-name="T16"> , R=</text:span><text:span text:style-name="T25">3/4</text:span><text:span text:style-name="T16"> , </text:span><text:span text:style-name="T21">MCS index=</text:span><text:span text:style-name="T25">50</text:span><text:span text:style-name="T21"> , </text:span></text:p>
      <text:p text:style-name="P23"><text:span text:style-name="T21"><text:s text:c="2"/>data rate</text:span><text:span text:style-name="T25">=315mb/s</text:span></text:p>
      <text:p text:style-name="P21"><text:span text:style-name="T21"/></text:p>
      <text:p text:style-name="P29"><text:span text:style-name="T41">Ε</text:span><text:span text:style-name="T14">πιλεγουμε το τελευταιο,δλδ και τα 3 μαζι με </text:span><text:span text:style-name="T15">UEQM kai data rate=315mb/s</text:span></text:p>
      <text:p text:style-name="P29"><text:span text:style-name="T15"/></text:p>
      <text:p text:style-name="P29"><text:span text:style-name="T43">ε)</text:span><text:span text:style-name="T42">800</text:span><text:span text:style-name="T26">ns,80MHz,4 ss, -55dBm</text:span></text:p>
      <text:p text:style-name="P29"><text:span text:style-name="T26"/></text:p>
      <text:p text:style-name="P24"><text:span text:style-name="T42"><text:s/>--&gt;</text:span><text:span text:style-name="T16">supported modulation =</text:span><text:span text:style-name="T22">64 QAM</text:span><text:span text:style-name="T16"> , R=</text:span><text:span text:style-name="T22">5/6</text:span><text:span text:style-name="T16"> , </text:span><text:span text:style-name="T26">MCS index=</text:span><text:span text:style-name="T22">7</text:span><text:span text:style-name="T26"> , data rate</text:span><text:span text:style-name="T22">=1</text:span><text:span text:style-name="T26">170.0</text:span><text:span text:style-name="T22">mb/s</text:span></text:p>
      <text:p text:style-name="P29"><text:span text:style-name="T26"/></text:p>
      <text:p text:style-name="P29"><text:span text:style-name="T26"/></text:p>
      <text:p text:style-name="P21"><text:span text:style-name="T21"/></text:p>
      <text:p text:style-name="P21"><text:span text:style-name="T21"/></text:p>
      <text:p text:style-name="P21"><text:span text:style-name="T21"/></text:p>
      <text:p text:style-name="P21"><text:span text:style-name="T21"/></text:p>
      <text:p text:style-name="P16"><text:span text:style-name="T15"/></text:p>
      <text:p text:style-name="P14"/>
      <text:p text:style-name="P17"/>
      <text:p text:style-name="P13"/>
      <text:p text:style-name="P13"><text:s text:c="3"/></text:p>
      <text:p text:style-name="P18"/>
      <text:p text:style-name="P1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l" fo:country="G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Times New Roman" fo:font-family="'Times New Roman'" style:font-family-generic="roman" style:font-pitch="variable" fo:font-size="12pt"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24T06:41:00</meta:creation-date>
    <dc:date>2021-06-30T15:14:03.692000000</dc:date>
    <meta:editing-duration>PT4M29S</meta:editing-duration>
    <meta:editing-cycles>5</meta:editing-cycles>
    <meta:generator>LibreOffice/7.1.4.2$Windows_X86_64 LibreOffice_project/a529a4fab45b75fefc5b6226684193eb000654f6</meta:generator>
    <dc:title>Fading Channels</dc:title>
    <meta:initial-creator>George K. Karagiannidis</meta:initial-creator>
    <meta:document-statistic meta:table-count="0" meta:image-count="0" meta:object-count="0" meta:page-count="2" meta:paragraph-count="47" meta:word-count="501" meta:character-count="3030" meta:non-whitespace-character-count="2521"/>
  </office:meta>
</office:document-meta>
</file>